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82451066080200</text:p>
          </table:table-cell>
          <table:table-cell office:value-type="string" calcext:value-type="string">
            <text:p>PIEZOMETER FORT BUCHANAN 1, BAYAMON, PR</text:p>
          </table:table-cell>
          <table:table-cell office:value-type="string" calcext:value-type="string">
            <text:p>2025-07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1656" calcext:value-type="float">
            <text:p>10.20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451066080200</text:p>
          </table:table-cell>
          <table:table-cell office:value-type="string" calcext:value-type="string">
            <text:p>PIEZOMETER FORT BUCHANAN 1, BAYAMON, PR</text:p>
          </table:table-cell>
          <table:table-cell office:value-type="string" calcext:value-type="string">
            <text:p>2025-05-29 16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1968" calcext:value-type="float">
            <text:p>10.41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451066080200</text:p>
          </table:table-cell>
          <table:table-cell office:value-type="string" calcext:value-type="string">
            <text:p>PIEZOMETER FORT BUCHANAN 1, BAYAMON, PR</text:p>
          </table:table-cell>
          <table:table-cell office:value-type="string" calcext:value-type="string">
            <text:p>2025-04-30 14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7608" calcext:value-type="float">
            <text:p>9.81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451066080200</text:p>
          </table:table-cell>
          <table:table-cell office:value-type="string" calcext:value-type="string">
            <text:p>PIEZOMETER FORT BUCHANAN 1, BAYAMON, PR</text:p>
          </table:table-cell>
          <table:table-cell office:value-type="string" calcext:value-type="string">
            <text:p>2025-03-28 15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4744" calcext:value-type="float">
            <text:p>10.52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451066080200</text:p>
          </table:table-cell>
          <table:table-cell office:value-type="string" calcext:value-type="string">
            <text:p>PIEZOMETER FORT BUCHANAN 1, BAYAMON, PR</text:p>
          </table:table-cell>
          <table:table-cell office:value-type="string" calcext:value-type="string">
            <text:p>2025-03-27 17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988" calcext:value-type="float">
            <text:p>10.46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451066080200</text:p>
          </table:table-cell>
          <table:table-cell office:value-type="string" calcext:value-type="string">
            <text:p>PIEZOMETER FORT BUCHANAN 1, BAYAMON, PR</text:p>
          </table:table-cell>
          <table:table-cell office:value-type="string" calcext:value-type="string">
            <text:p>2025-02-11 16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416" calcext:value-type="float">
            <text:p>10.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451066080200</text:p>
          </table:table-cell>
          <table:table-cell office:value-type="string" calcext:value-type="string">
            <text:p>PIEZOMETER FORT BUCHANAN 1, BAYAMON, PR</text:p>
          </table:table-cell>
          <table:table-cell office:value-type="string" calcext:value-type="string">
            <text:p>2024-11-26 13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3888" calcext:value-type="float">
            <text:p>10.53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451066080200</text:p>
          </table:table-cell>
          <table:table-cell office:value-type="string" calcext:value-type="string">
            <text:p>PIEZOMETER FORT BUCHANAN 1, BAYAMON, PR</text:p>
          </table:table-cell>
          <table:table-cell office:value-type="string" calcext:value-type="string">
            <text:p>2024-10-21 16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5264" calcext:value-type="float">
            <text:p>10.87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451066080200</text:p>
          </table:table-cell>
          <table:table-cell office:value-type="string" calcext:value-type="string">
            <text:p>PIEZOMETER FORT BUCHANAN 1, BAYAMON, PR</text:p>
          </table:table-cell>
          <table:table-cell office:value-type="string" calcext:value-type="string">
            <text:p>2024-09-24 15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4952" calcext:value-type="float">
            <text:p>10.66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451066080200</text:p>
          </table:table-cell>
          <table:table-cell office:value-type="string" calcext:value-type="string">
            <text:p>PIEZOMETER FORT BUCHANAN 1, BAYAMON, PR</text:p>
          </table:table-cell>
          <table:table-cell office:value-type="string" calcext:value-type="string">
            <text:p>2024-08-06 14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42" calcext:value-type="float">
            <text:p>10.74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451066080200</text:p>
          </table:table-cell>
          <table:table-cell office:value-type="string" calcext:value-type="string">
            <text:p>PIEZOMETER FORT BUCHANAN 1, BAYAMON, PR</text:p>
          </table:table-cell>
          <table:table-cell office:value-type="string" calcext:value-type="string">
            <text:p>2024-07-29 15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6496" calcext:value-type="float">
            <text:p>10.82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451066080200</text:p>
          </table:table-cell>
          <table:table-cell office:value-type="string" calcext:value-type="string">
            <text:p>PIEZOMETER FORT BUCHANAN 1, BAYAMON, PR</text:p>
          </table:table-cell>
          <table:table-cell office:value-type="string" calcext:value-type="string">
            <text:p>2024-06-12 15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6184" calcext:value-type="float">
            <text:p>10.61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451066080200</text:p>
          </table:table-cell>
          <table:table-cell office:value-type="string" calcext:value-type="string">
            <text:p>PIEZOMETER FORT BUCHANAN 1, BAYAMON, PR</text:p>
          </table:table-cell>
          <table:table-cell office:value-type="string" calcext:value-type="string">
            <text:p>2024-05-28 16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3136" calcext:value-type="float">
            <text:p>10.61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451066080200</text:p>
          </table:table-cell>
          <table:table-cell office:value-type="string" calcext:value-type="string">
            <text:p>PIEZOMETER FORT BUCHANAN 1, BAYAMON, PR</text:p>
          </table:table-cell>
          <table:table-cell office:value-type="string" calcext:value-type="string">
            <text:p>2024-04-12 16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2112" calcext:value-type="float">
            <text:p>10.80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451066080200</text:p>
          </table:table-cell>
          <table:table-cell office:value-type="string" calcext:value-type="string">
            <text:p>PIEZOMETER FORT BUCHANAN 1, BAYAMON, PR</text:p>
          </table:table-cell>
          <table:table-cell office:value-type="string" calcext:value-type="string">
            <text:p>2024-03-12 16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136" calcext:value-type="float">
            <text:p>10.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451066080200</text:p>
          </table:table-cell>
          <table:table-cell office:value-type="string" calcext:value-type="string">
            <text:p>PIEZOMETER FORT BUCHANAN 1, BAYAMON, PR</text:p>
          </table:table-cell>
          <table:table-cell office:value-type="string" calcext:value-type="string">
            <text:p>2024-02-20 17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804" calcext:value-type="float">
            <text:p>10.98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451066080200</text:p>
          </table:table-cell>
          <table:table-cell office:value-type="string" calcext:value-type="string">
            <text:p>PIEZOMETER FORT BUCHANAN 1, BAYAMON, PR</text:p>
          </table:table-cell>
          <table:table-cell office:value-type="string" calcext:value-type="string">
            <text:p>2024-01-18 14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7392" calcext:value-type="float">
            <text:p>11.13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451066080200</text:p>
          </table:table-cell>
          <table:table-cell office:value-type="string" calcext:value-type="string">
            <text:p>PIEZOMETER FORT BUCHANAN 1, BAYAMON, PR</text:p>
          </table:table-cell>
          <table:table-cell office:value-type="string" calcext:value-type="string">
            <text:p>2023-12-18 15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5992" calcext:value-type="float">
            <text:p>11.36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451066080200</text:p>
          </table:table-cell>
          <table:table-cell office:value-type="string" calcext:value-type="string">
            <text:p>PIEZOMETER FORT BUCHANAN 1, BAYAMON, PR</text:p>
          </table:table-cell>
          <table:table-cell office:value-type="string" calcext:value-type="string">
            <text:p>2023-11-27 16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4072" calcext:value-type="float">
            <text:p>11.24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451066080200</text:p>
          </table:table-cell>
          <table:table-cell office:value-type="string" calcext:value-type="string">
            <text:p>PIEZOMETER FORT BUCHANAN 1, BAYAMON, PR</text:p>
          </table:table-cell>
          <table:table-cell office:value-type="string" calcext:value-type="string">
            <text:p>2023-10-31 17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5032" calcext:value-type="float">
            <text:p>11.30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451066080200</text:p>
          </table:table-cell>
          <table:table-cell office:value-type="string" calcext:value-type="string">
            <text:p>PIEZOMETER FORT BUCHANAN 1, BAYAMON, PR</text:p>
          </table:table-cell>
          <table:table-cell office:value-type="string" calcext:value-type="string">
            <text:p>2023-09-20 16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2672" calcext:value-type="float">
            <text:p>11.47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451066080200</text:p>
          </table:table-cell>
          <table:table-cell office:value-type="string" calcext:value-type="string">
            <text:p>PIEZOMETER FORT BUCHANAN 1, BAYAMON, PR</text:p>
          </table:table-cell>
          <table:table-cell office:value-type="string" calcext:value-type="string">
            <text:p>2023-08-17 17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044" calcext:value-type="float">
            <text:p>11.14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451066080200</text:p>
          </table:table-cell>
          <table:table-cell office:value-type="string" calcext:value-type="string">
            <text:p>PIEZOMETER FORT BUCHANAN 1, BAYAMON, PR</text:p>
          </table:table-cell>
          <table:table-cell office:value-type="string" calcext:value-type="string">
            <text:p>2023-07-21 18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9832" calcext:value-type="float">
            <text:p>11.60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451066080200</text:p>
          </table:table-cell>
          <table:table-cell office:value-type="string" calcext:value-type="string">
            <text:p>PIEZOMETER FORT BUCHANAN 1, BAYAMON, PR</text:p>
          </table:table-cell>
          <table:table-cell office:value-type="string" calcext:value-type="string">
            <text:p>2023-06-28 14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72" calcext:value-type="float">
            <text:p>11.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451066080200</text:p>
          </table:table-cell>
          <table:table-cell office:value-type="string" calcext:value-type="string">
            <text:p>PIEZOMETER FORT BUCHANAN 1, BAYAMON, PR</text:p>
          </table:table-cell>
          <table:table-cell office:value-type="string" calcext:value-type="string">
            <text:p>2023-05-30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624" calcext:value-type="float">
            <text:p>11.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451066080200</text:p>
          </table:table-cell>
          <table:table-cell office:value-type="string" calcext:value-type="string">
            <text:p>PIEZOMETER FORT BUCHANAN 1, BAYAMON, PR</text:p>
          </table:table-cell>
          <table:table-cell office:value-type="string" calcext:value-type="string">
            <text:p>2023-04-28 15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3232" calcext:value-type="float">
            <text:p>12.14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451066080200</text:p>
          </table:table-cell>
          <table:table-cell office:value-type="string" calcext:value-type="string">
            <text:p>PIEZOMETER FORT BUCHANAN 1, BAYAMON, PR</text:p>
          </table:table-cell>
          <table:table-cell office:value-type="string" calcext:value-type="string">
            <text:p>2023-03-02 15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0624" calcext:value-type="float">
            <text:p>11.85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451066080200</text:p>
          </table:table-cell>
          <table:table-cell office:value-type="string" calcext:value-type="string">
            <text:p>PIEZOMETER FORT BUCHANAN 1, BAYAMON, PR</text:p>
          </table:table-cell>
          <table:table-cell office:value-type="string" calcext:value-type="string">
            <text:p>2023-01-23 14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5008" calcext:value-type="float">
            <text:p>11.87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451066080200</text:p>
          </table:table-cell>
          <table:table-cell office:value-type="string" calcext:value-type="string">
            <text:p>PIEZOMETER FORT BUCHANAN 1, BAYAMON, PR</text:p>
          </table:table-cell>
          <table:table-cell office:value-type="string" calcext:value-type="string">
            <text:p>2022-11-29 20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8392" calcext:value-type="float">
            <text:p>11.51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451066080200</text:p>
          </table:table-cell>
          <table:table-cell office:value-type="string" calcext:value-type="string">
            <text:p>PIEZOMETER FORT BUCHANAN 1, BAYAMON, PR</text:p>
          </table:table-cell>
          <table:table-cell office:value-type="string" calcext:value-type="string">
            <text:p>2022-09-23 15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5072" calcext:value-type="float">
            <text:p>11.62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451066080200</text:p>
          </table:table-cell>
          <table:table-cell office:value-type="string" calcext:value-type="string">
            <text:p>PIEZOMETER FORT BUCHANAN 1, BAYAMON, PR</text:p>
          </table:table-cell>
          <table:table-cell office:value-type="string" calcext:value-type="string">
            <text:p>2022-08-31 18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4112" calcext:value-type="float">
            <text:p>11.56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451066080200</text:p>
          </table:table-cell>
          <table:table-cell office:value-type="string" calcext:value-type="string">
            <text:p>PIEZOMETER FORT BUCHANAN 1, BAYAMON, PR</text:p>
          </table:table-cell>
          <table:table-cell office:value-type="string" calcext:value-type="string">
            <text:p>2022-07-19 13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9872" calcext:value-type="float">
            <text:p>11.92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451066080200</text:p>
          </table:table-cell>
          <table:table-cell office:value-type="string" calcext:value-type="string">
            <text:p>PIEZOMETER FORT BUCHANAN 1, BAYAMON, PR</text:p>
          </table:table-cell>
          <table:table-cell office:value-type="string" calcext:value-type="string">
            <text:p>2022-05-24 13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3672" calcext:value-type="float">
            <text:p>11.85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451066080200</text:p>
          </table:table-cell>
          <table:table-cell office:value-type="string" calcext:value-type="string">
            <text:p>PIEZOMETER FORT BUCHANAN 1, BAYAMON, PR</text:p>
          </table:table-cell>
          <table:table-cell office:value-type="string" calcext:value-type="string">
            <text:p>2022-04-26 2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24" calcext:value-type="float">
            <text:p>11.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451066080200</text:p>
          </table:table-cell>
          <table:table-cell office:value-type="string" calcext:value-type="string">
            <text:p>PIEZOMETER FORT BUCHANAN 1, BAYAMON, PR</text:p>
          </table:table-cell>
          <table:table-cell office:value-type="string" calcext:value-type="string">
            <text:p>2022-03-30 19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7432" calcext:value-type="float">
            <text:p>11.45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451066080200</text:p>
          </table:table-cell>
          <table:table-cell office:value-type="string" calcext:value-type="string">
            <text:p>PIEZOMETER FORT BUCHANAN 1, BAYAMON, PR</text:p>
          </table:table-cell>
          <table:table-cell office:value-type="string" calcext:value-type="string">
            <text:p>2022-02-23 17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5528" calcext:value-type="float">
            <text:p>12.22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451066080200</text:p>
          </table:table-cell>
          <table:table-cell office:value-type="string" calcext:value-type="string">
            <text:p>PIEZOMETER FORT BUCHANAN 1, BAYAMON, PR</text:p>
          </table:table-cell>
          <table:table-cell office:value-type="string" calcext:value-type="string">
            <text:p>2022-01-24 14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1936" calcext:value-type="float">
            <text:p>12.4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451066080200</text:p>
          </table:table-cell>
          <table:table-cell office:value-type="string" calcext:value-type="string">
            <text:p>PIEZOMETER FORT BUCHANAN 1, BAYAMON, PR</text:p>
          </table:table-cell>
          <table:table-cell office:value-type="string" calcext:value-type="string">
            <text:p>2021-12-15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4904" calcext:value-type="float">
            <text:p>11.80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451066080200</text:p>
          </table:table-cell>
          <table:table-cell office:value-type="string" calcext:value-type="string">
            <text:p>PIEZOMETER FORT BUCHANAN 1, BAYAMON, PR</text:p>
          </table:table-cell>
          <table:table-cell office:value-type="string" calcext:value-type="string">
            <text:p>2021-10-27 14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4632" calcext:value-type="float">
            <text:p>11.91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451066080200</text:p>
          </table:table-cell>
          <table:table-cell office:value-type="string" calcext:value-type="string">
            <text:p>PIEZOMETER FORT BUCHANAN 1, BAYAMON, PR</text:p>
          </table:table-cell>
          <table:table-cell office:value-type="string" calcext:value-type="string">
            <text:p>2021-09-17 13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6616" calcext:value-type="float">
            <text:p>11.78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451066080200</text:p>
          </table:table-cell>
          <table:table-cell office:value-type="string" calcext:value-type="string">
            <text:p>PIEZOMETER FORT BUCHANAN 1, BAYAMON, PR</text:p>
          </table:table-cell>
          <table:table-cell office:value-type="string" calcext:value-type="string">
            <text:p>2021-08-30 16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8976" calcext:value-type="float">
            <text:p>11.61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451066080200</text:p>
          </table:table-cell>
          <table:table-cell office:value-type="string" calcext:value-type="string">
            <text:p>PIEZOMETER FORT BUCHANAN 1, BAYAMON, PR</text:p>
          </table:table-cell>
          <table:table-cell office:value-type="string" calcext:value-type="string">
            <text:p>2021-07-22 12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048" calcext:value-type="float">
            <text:p>11.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451066080200</text:p>
          </table:table-cell>
          <table:table-cell office:value-type="string" calcext:value-type="string">
            <text:p>PIEZOMETER FORT BUCHANAN 1, BAYAMON, PR</text:p>
          </table:table-cell>
          <table:table-cell office:value-type="string" calcext:value-type="string">
            <text:p>2021-05-25 15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24" calcext:value-type="float">
            <text:p>11.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451066080200</text:p>
          </table:table-cell>
          <table:table-cell office:value-type="string" calcext:value-type="string">
            <text:p>PIEZOMETER FORT BUCHANAN 1, BAYAMON, PR</text:p>
          </table:table-cell>
          <table:table-cell office:value-type="string" calcext:value-type="string">
            <text:p>2021-04-07 13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0272" calcext:value-type="float">
            <text:p>11.32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451066080200</text:p>
          </table:table-cell>
          <table:table-cell office:value-type="string" calcext:value-type="string">
            <text:p>PIEZOMETER FORT BUCHANAN 1, BAYAMON, PR</text:p>
          </table:table-cell>
          <table:table-cell office:value-type="string" calcext:value-type="string">
            <text:p>2021-03-03 15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7328" calcext:value-type="float">
            <text:p>11.38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451066080200</text:p>
          </table:table-cell>
          <table:table-cell office:value-type="string" calcext:value-type="string">
            <text:p>PIEZOMETER FORT BUCHANAN 1, BAYAMON, PR</text:p>
          </table:table-cell>
          <table:table-cell office:value-type="string" calcext:value-type="string">
            <text:p>2021-01-25 18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4616" calcext:value-type="float">
            <text:p>11.02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451066080200</text:p>
          </table:table-cell>
          <table:table-cell office:value-type="string" calcext:value-type="string">
            <text:p>PIEZOMETER FORT BUCHANAN 1, BAYAMON, PR</text:p>
          </table:table-cell>
          <table:table-cell office:value-type="string" calcext:value-type="string">
            <text:p>2020-10-20 18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7016" calcext:value-type="float">
            <text:p>11.17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451066080200</text:p>
          </table:table-cell>
          <table:table-cell office:value-type="string" calcext:value-type="string">
            <text:p>PIEZOMETER FORT BUCHANAN 1, BAYAMON, PR</text:p>
          </table:table-cell>
          <table:table-cell office:value-type="string" calcext:value-type="string">
            <text:p>2020-09-08 17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2736" calcext:value-type="float">
            <text:p>11.22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451066080200</text:p>
          </table:table-cell>
          <table:table-cell office:value-type="string" calcext:value-type="string">
            <text:p>PIEZOMETER FORT BUCHANAN 1, BAYAMON, PR</text:p>
          </table:table-cell>
          <table:table-cell office:value-type="string" calcext:value-type="string">
            <text:p>2020-08-14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956" calcext:value-type="float">
            <text:p>11.71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451066080200</text:p>
          </table:table-cell>
          <table:table-cell office:value-type="string" calcext:value-type="string">
            <text:p>PIEZOMETER FORT BUCHANAN 1, BAYAMON, PR</text:p>
          </table:table-cell>
          <table:table-cell office:value-type="string" calcext:value-type="string">
            <text:p>2020-06-17 1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7848" calcext:value-type="float">
            <text:p>11.73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451066080200</text:p>
          </table:table-cell>
          <table:table-cell office:value-type="string" calcext:value-type="string">
            <text:p>PIEZOMETER FORT BUCHANAN 1, BAYAMON, PR</text:p>
          </table:table-cell>
          <table:table-cell office:value-type="string" calcext:value-type="string">
            <text:p>2020-04-17 19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668" calcext:value-type="float">
            <text:p>11.53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451066080200</text:p>
          </table:table-cell>
          <table:table-cell office:value-type="string" calcext:value-type="string">
            <text:p>PIEZOMETER FORT BUCHANAN 1, BAYAMON, PR</text:p>
          </table:table-cell>
          <table:table-cell office:value-type="string" calcext:value-type="string">
            <text:p>2020-02-28 19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9496" calcext:value-type="float">
            <text:p>11.96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451066080200</text:p>
          </table:table-cell>
          <table:table-cell office:value-type="string" calcext:value-type="string">
            <text:p>PIEZOMETER FORT BUCHANAN 1, BAYAMON, PR</text:p>
          </table:table-cell>
          <table:table-cell office:value-type="string" calcext:value-type="string">
            <text:p>2020-01-13 18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" calcext:value-type="float">
            <text:p>11.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451066080200</text:p>
          </table:table-cell>
          <table:table-cell office:value-type="string" calcext:value-type="string">
            <text:p>PIEZOMETER FORT BUCHANAN 1, BAYAMON, PR</text:p>
          </table:table-cell>
          <table:table-cell office:value-type="string" calcext:value-type="string">
            <text:p>2019-10-23 15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4176" calcext:value-type="float">
            <text:p>11.31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451066080200</text:p>
          </table:table-cell>
          <table:table-cell office:value-type="string" calcext:value-type="string">
            <text:p>PIEZOMETER FORT BUCHANAN 1, BAYAMON, PR</text:p>
          </table:table-cell>
          <table:table-cell office:value-type="string" calcext:value-type="string">
            <text:p>2019-09-18 13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14" calcext:value-type="float">
            <text:p>11.20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451066080200</text:p>
          </table:table-cell>
          <table:table-cell office:value-type="string" calcext:value-type="string">
            <text:p>PIEZOMETER FORT BUCHANAN 1, BAYAMON, PR</text:p>
          </table:table-cell>
          <table:table-cell office:value-type="string" calcext:value-type="string">
            <text:p>2019-08-22 14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6328" calcext:value-type="float">
            <text:p>11.00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451066080200</text:p>
          </table:table-cell>
          <table:table-cell office:value-type="string" calcext:value-type="string">
            <text:p>PIEZOMETER FORT BUCHANAN 1, BAYAMON, PR</text:p>
          </table:table-cell>
          <table:table-cell office:value-type="string" calcext:value-type="string">
            <text:p>2019-07-26 14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796" calcext:value-type="float">
            <text:p>10.34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451066080200</text:p>
          </table:table-cell>
          <table:table-cell office:value-type="string" calcext:value-type="string">
            <text:p>PIEZOMETER FORT BUCHANAN 1, BAYAMON, PR</text:p>
          </table:table-cell>
          <table:table-cell office:value-type="string" calcext:value-type="string">
            <text:p>2019-06-19 16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3552" calcext:value-type="float">
            <text:p>10.89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451066080200</text:p>
          </table:table-cell>
          <table:table-cell office:value-type="string" calcext:value-type="string">
            <text:p>PIEZOMETER FORT BUCHANAN 1, BAYAMON, PR</text:p>
          </table:table-cell>
          <table:table-cell office:value-type="string" calcext:value-type="string">
            <text:p>2019-05-31 15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8792" calcext:value-type="float">
            <text:p>10.90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451066080200</text:p>
          </table:table-cell>
          <table:table-cell office:value-type="string" calcext:value-type="string">
            <text:p>PIEZOMETER FORT BUCHANAN 1, BAYAMON, PR</text:p>
          </table:table-cell>
          <table:table-cell office:value-type="string" calcext:value-type="string">
            <text:p>2019-04-29 16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9336" calcext:value-type="float">
            <text:p>10.68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451066080200</text:p>
          </table:table-cell>
          <table:table-cell office:value-type="string" calcext:value-type="string">
            <text:p>PIEZOMETER FORT BUCHANAN 1, BAYAMON, PR</text:p>
          </table:table-cell>
          <table:table-cell office:value-type="string" calcext:value-type="string">
            <text:p>2019-03-19 17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0528" calcext:value-type="float">
            <text:p>10.32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451066080200</text:p>
          </table:table-cell>
          <table:table-cell office:value-type="string" calcext:value-type="string">
            <text:p>PIEZOMETER FORT BUCHANAN 1, BAYAMON, PR</text:p>
          </table:table-cell>
          <table:table-cell office:value-type="string" calcext:value-type="string">
            <text:p>2019-02-28 16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796" calcext:value-type="float">
            <text:p>10.34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451066080200</text:p>
          </table:table-cell>
          <table:table-cell office:value-type="string" calcext:value-type="string">
            <text:p>PIEZOMETER FORT BUCHANAN 1, BAYAMON, PR</text:p>
          </table:table-cell>
          <table:table-cell office:value-type="string" calcext:value-type="string">
            <text:p>2019-01-14 13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1176" calcext:value-type="float">
            <text:p>10.17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451066080200</text:p>
          </table:table-cell>
          <table:table-cell office:value-type="string" calcext:value-type="string">
            <text:p>PIEZOMETER FORT BUCHANAN 1, BAYAMON, PR</text:p>
          </table:table-cell>
          <table:table-cell office:value-type="string" calcext:value-type="string">
            <text:p>2018-12-10 14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2952" calcext:value-type="float">
            <text:p>9.90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451066080200</text:p>
          </table:table-cell>
          <table:table-cell office:value-type="string" calcext:value-type="string">
            <text:p>PIEZOMETER FORT BUCHANAN 1, BAYAMON, PR</text:p>
          </table:table-cell>
          <table:table-cell office:value-type="string" calcext:value-type="string">
            <text:p>2018-10-23 16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1408" calcext:value-type="float">
            <text:p>9.74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451066080200</text:p>
          </table:table-cell>
          <table:table-cell office:value-type="string" calcext:value-type="string">
            <text:p>PIEZOMETER FORT BUCHANAN 1, BAYAMON, PR</text:p>
          </table:table-cell>
          <table:table-cell office:value-type="string" calcext:value-type="string">
            <text:p>2018-09-26 18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9112" calcext:value-type="float">
            <text:p>9.65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451066080200</text:p>
          </table:table-cell>
          <table:table-cell office:value-type="string" calcext:value-type="string">
            <text:p>PIEZOMETER FORT BUCHANAN 1, BAYAMON, PR</text:p>
          </table:table-cell>
          <table:table-cell office:value-type="string" calcext:value-type="string">
            <text:p>2018-08-24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596" calcext:value-type="float">
            <text:p>9.58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451066080200</text:p>
          </table:table-cell>
          <table:table-cell office:value-type="string" calcext:value-type="string">
            <text:p>PIEZOMETER FORT BUCHANAN 1, BAYAMON, PR</text:p>
          </table:table-cell>
          <table:table-cell office:value-type="string" calcext:value-type="string">
            <text:p>2018-07-27 13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0136" calcext:value-type="float">
            <text:p>9.47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451066080200</text:p>
          </table:table-cell>
          <table:table-cell office:value-type="string" calcext:value-type="string">
            <text:p>PIEZOMETER FORT BUCHANAN 1, BAYAMON, PR</text:p>
          </table:table-cell>
          <table:table-cell office:value-type="string" calcext:value-type="string">
            <text:p>2018-06-21 13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2304" calcext:value-type="float">
            <text:p>10.05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451066080200</text:p>
          </table:table-cell>
          <table:table-cell office:value-type="string" calcext:value-type="string">
            <text:p>PIEZOMETER FORT BUCHANAN 1, BAYAMON, PR</text:p>
          </table:table-cell>
          <table:table-cell office:value-type="string" calcext:value-type="string">
            <text:p>2018-05-16 15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7752" calcext:value-type="float">
            <text:p>10.20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451066080200</text:p>
          </table:table-cell>
          <table:table-cell office:value-type="string" calcext:value-type="string">
            <text:p>PIEZOMETER FORT BUCHANAN 1, BAYAMON, PR</text:p>
          </table:table-cell>
          <table:table-cell office:value-type="string" calcext:value-type="string">
            <text:p>2018-04-09 22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4704" calcext:value-type="float">
            <text:p>10.20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451066080200</text:p>
          </table:table-cell>
          <table:table-cell office:value-type="string" calcext:value-type="string">
            <text:p>PIEZOMETER FORT BUCHANAN 1, BAYAMON, PR</text:p>
          </table:table-cell>
          <table:table-cell office:value-type="string" calcext:value-type="string">
            <text:p>2018-03-15 15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1176" calcext:value-type="float">
            <text:p>10.17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451066080200</text:p>
          </table:table-cell>
          <table:table-cell office:value-type="string" calcext:value-type="string">
            <text:p>PIEZOMETER FORT BUCHANAN 1, BAYAMON, PR</text:p>
          </table:table-cell>
          <table:table-cell office:value-type="string" calcext:value-type="string">
            <text:p>2018-01-24 18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2968" calcext:value-type="float">
            <text:p>10.79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451066080200</text:p>
          </table:table-cell>
          <table:table-cell office:value-type="string" calcext:value-type="string">
            <text:p>PIEZOMETER FORT BUCHANAN 1, BAYAMON, PR</text:p>
          </table:table-cell>
          <table:table-cell office:value-type="string" calcext:value-type="string">
            <text:p>2017-11-22 14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5224" calcext:value-type="float">
            <text:p>10.55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451066080200</text:p>
          </table:table-cell>
          <table:table-cell office:value-type="string" calcext:value-type="string">
            <text:p>PIEZOMETER FORT BUCHANAN 1, BAYAMON, PR</text:p>
          </table:table-cell>
          <table:table-cell office:value-type="string" calcext:value-type="string">
            <text:p>2017-08-15 17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784" calcext:value-type="float">
            <text:p>9.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451066080200</text:p>
          </table:table-cell>
          <table:table-cell office:value-type="string" calcext:value-type="string">
            <text:p>PIEZOMETER FORT BUCHANAN 1, BAYAMON, PR</text:p>
          </table:table-cell>
          <table:table-cell office:value-type="string" calcext:value-type="string">
            <text:p>2017-06-28 17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2432" calcext:value-type="float">
            <text:p>9.55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451066080200</text:p>
          </table:table-cell>
          <table:table-cell office:value-type="string" calcext:value-type="string">
            <text:p>PIEZOMETER FORT BUCHANAN 1, BAYAMON, PR</text:p>
          </table:table-cell>
          <table:table-cell office:value-type="string" calcext:value-type="string">
            <text:p>2017-05-30 17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1872" calcext:value-type="float">
            <text:p>8.88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451066080200</text:p>
          </table:table-cell>
          <table:table-cell office:value-type="string" calcext:value-type="string">
            <text:p>PIEZOMETER FORT BUCHANAN 1, BAYAMON, PR</text:p>
          </table:table-cell>
          <table:table-cell office:value-type="string" calcext:value-type="string">
            <text:p>2017-05-03 16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7112" calcext:value-type="float">
            <text:p>8.89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451066080200</text:p>
          </table:table-cell>
          <table:table-cell office:value-type="string" calcext:value-type="string">
            <text:p>PIEZOMETER FORT BUCHANAN 1, BAYAMON, PR</text:p>
          </table:table-cell>
          <table:table-cell office:value-type="string" calcext:value-type="string">
            <text:p>2017-03-28 15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2352" calcext:value-type="float">
            <text:p>8.91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451066080200</text:p>
          </table:table-cell>
          <table:table-cell office:value-type="string" calcext:value-type="string">
            <text:p>PIEZOMETER FORT BUCHANAN 1, BAYAMON, PR</text:p>
          </table:table-cell>
          <table:table-cell office:value-type="string" calcext:value-type="string">
            <text:p>2017-02-15 13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6736" calcext:value-type="float">
            <text:p>8.93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451066080200</text:p>
          </table:table-cell>
          <table:table-cell office:value-type="string" calcext:value-type="string">
            <text:p>PIEZOMETER FORT BUCHANAN 1, BAYAMON, PR</text:p>
          </table:table-cell>
          <table:table-cell office:value-type="string" calcext:value-type="string">
            <text:p>2017-01-10 17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3688" calcext:value-type="float">
            <text:p>8.93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451066080200</text:p>
          </table:table-cell>
          <table:table-cell office:value-type="string" calcext:value-type="string">
            <text:p>PIEZOMETER FORT BUCHANAN 1, BAYAMON, PR</text:p>
          </table:table-cell>
          <table:table-cell office:value-type="string" calcext:value-type="string">
            <text:p>2016-12-14 14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636" calcext:value-type="float">
            <text:p>8.97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451066080200</text:p>
          </table:table-cell>
          <table:table-cell office:value-type="string" calcext:value-type="string">
            <text:p>PIEZOMETER FORT BUCHANAN 1, BAYAMON, PR</text:p>
          </table:table-cell>
          <table:table-cell office:value-type="string" calcext:value-type="string">
            <text:p>2016-11-22 16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6464" calcext:value-type="float">
            <text:p>9.04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451066080200</text:p>
          </table:table-cell>
          <table:table-cell office:value-type="string" calcext:value-type="string">
            <text:p>PIEZOMETER FORT BUCHANAN 1, BAYAMON, PR</text:p>
          </table:table-cell>
          <table:table-cell office:value-type="string" calcext:value-type="string">
            <text:p>2016-09-26 16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592" calcext:value-type="float">
            <text:p>9.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451066080200</text:p>
          </table:table-cell>
          <table:table-cell office:value-type="string" calcext:value-type="string">
            <text:p>PIEZOMETER FORT BUCHANAN 1, BAYAMON, PR</text:p>
          </table:table-cell>
          <table:table-cell office:value-type="string" calcext:value-type="string">
            <text:p>2016-08-24 18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2328" calcext:value-type="float">
            <text:p>9.48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451066080200</text:p>
          </table:table-cell>
          <table:table-cell office:value-type="string" calcext:value-type="string">
            <text:p>PIEZOMETER FORT BUCHANAN 1, BAYAMON, PR</text:p>
          </table:table-cell>
          <table:table-cell office:value-type="string" calcext:value-type="string">
            <text:p>2016-07-20 11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2808" calcext:value-type="float">
            <text:p>9.51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451066080200</text:p>
          </table:table-cell>
          <table:table-cell office:value-type="string" calcext:value-type="string">
            <text:p>PIEZOMETER FORT BUCHANAN 1, BAYAMON, PR</text:p>
          </table:table-cell>
          <table:table-cell office:value-type="string" calcext:value-type="string">
            <text:p>2016-06-09 18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0824" calcext:value-type="float">
            <text:p>9.64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451066080200</text:p>
          </table:table-cell>
          <table:table-cell office:value-type="string" calcext:value-type="string">
            <text:p>PIEZOMETER FORT BUCHANAN 1, BAYAMON, PR</text:p>
          </table:table-cell>
          <table:table-cell office:value-type="string" calcext:value-type="string">
            <text:p>2016-05-05 18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8528" calcext:value-type="float">
            <text:p>9.55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451066080200</text:p>
          </table:table-cell>
          <table:table-cell office:value-type="string" calcext:value-type="string">
            <text:p>PIEZOMETER FORT BUCHANAN 1, BAYAMON, PR</text:p>
          </table:table-cell>
          <table:table-cell office:value-type="string" calcext:value-type="string">
            <text:p>2016-04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12" calcext:value-type="float">
            <text:p>9.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451066080200</text:p>
          </table:table-cell>
          <table:table-cell office:value-type="string" calcext:value-type="string">
            <text:p>PIEZOMETER FORT BUCHANAN 1, BAYAMON, PR</text:p>
          </table:table-cell>
          <table:table-cell office:value-type="string" calcext:value-type="string">
            <text:p>2016-03-22 17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9488" calcext:value-type="float">
            <text:p>9.61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451066080200</text:p>
          </table:table-cell>
          <table:table-cell office:value-type="string" calcext:value-type="string">
            <text:p>PIEZOMETER FORT BUCHANAN 1, BAYAMON, PR</text:p>
          </table:table-cell>
          <table:table-cell office:value-type="string" calcext:value-type="string">
            <text:p>2016-02-11 18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8152" calcext:value-type="float">
            <text:p>9.59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451066080200</text:p>
          </table:table-cell>
          <table:table-cell office:value-type="string" calcext:value-type="string">
            <text:p>PIEZOMETER FORT BUCHANAN 1, BAYAMON, PR</text:p>
          </table:table-cell>
          <table:table-cell office:value-type="string" calcext:value-type="string">
            <text:p>2016-01-12 15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6816" calcext:value-type="float">
            <text:p>9.57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451066080200</text:p>
          </table:table-cell>
          <table:table-cell office:value-type="string" calcext:value-type="string">
            <text:p>PIEZOMETER FORT BUCHANAN 1, BAYAMON, PR</text:p>
          </table:table-cell>
          <table:table-cell office:value-type="string" calcext:value-type="string">
            <text:p>2015-12-02 16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6336" calcext:value-type="float">
            <text:p>9.54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451066080200</text:p>
          </table:table-cell>
          <table:table-cell office:value-type="string" calcext:value-type="string">
            <text:p>PIEZOMETER FORT BUCHANAN 1, BAYAMON, PR</text:p>
          </table:table-cell>
          <table:table-cell office:value-type="string" calcext:value-type="string">
            <text:p>2015-11-09 17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7192" calcext:value-type="float">
            <text:p>9.53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451066080200</text:p>
          </table:table-cell>
          <table:table-cell office:value-type="string" calcext:value-type="string">
            <text:p>PIEZOMETER FORT BUCHANAN 1, BAYAMON, PR</text:p>
          </table:table-cell>
          <table:table-cell office:value-type="string" calcext:value-type="string">
            <text:p>2015-10-28 1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2808" calcext:value-type="float">
            <text:p>9.51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451066080200</text:p>
          </table:table-cell>
          <table:table-cell office:value-type="string" calcext:value-type="string">
            <text:p>PIEZOMETER FORT BUCHANAN 1, BAYAMON, PR</text:p>
          </table:table-cell>
          <table:table-cell office:value-type="string" calcext:value-type="string">
            <text:p>2015-09-01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0952" calcext:value-type="float">
            <text:p>9.14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451066080200</text:p>
          </table:table-cell>
          <table:table-cell office:value-type="string" calcext:value-type="string">
            <text:p>PIEZOMETER FORT BUCHANAN 1, BAYAMON, PR</text:p>
          </table:table-cell>
          <table:table-cell office:value-type="string" calcext:value-type="string">
            <text:p>2015-08-06 17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064" calcext:value-type="float">
            <text:p>8.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451066080200</text:p>
          </table:table-cell>
          <table:table-cell office:value-type="string" calcext:value-type="string">
            <text:p>PIEZOMETER FORT BUCHANAN 1, BAYAMON, PR</text:p>
          </table:table-cell>
          <table:table-cell office:value-type="string" calcext:value-type="string">
            <text:p>2015-07-16 12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3936" calcext:value-type="float">
            <text:p>9.39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451066080200</text:p>
          </table:table-cell>
          <table:table-cell office:value-type="string" calcext:value-type="string">
            <text:p>PIEZOMETER FORT BUCHANAN 1, BAYAMON, PR</text:p>
          </table:table-cell>
          <table:table-cell office:value-type="string" calcext:value-type="string">
            <text:p>2015-06-16 17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2392" calcext:value-type="float">
            <text:p>9.23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451066080200</text:p>
          </table:table-cell>
          <table:table-cell office:value-type="string" calcext:value-type="string">
            <text:p>PIEZOMETER FORT BUCHANAN 1, BAYAMON, PR</text:p>
          </table:table-cell>
          <table:table-cell office:value-type="string" calcext:value-type="string">
            <text:p>2015-05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7152" calcext:value-type="float">
            <text:p>9.21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451066080200</text:p>
          </table:table-cell>
          <table:table-cell office:value-type="string" calcext:value-type="string">
            <text:p>PIEZOMETER FORT BUCHANAN 1, BAYAMON, PR</text:p>
          </table:table-cell>
          <table:table-cell office:value-type="string" calcext:value-type="string">
            <text:p>2015-04-24 13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5712" calcext:value-type="float">
            <text:p>9.12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451066080200</text:p>
          </table:table-cell>
          <table:table-cell office:value-type="string" calcext:value-type="string">
            <text:p>PIEZOMETER FORT BUCHANAN 1, BAYAMON, PR</text:p>
          </table:table-cell>
          <table:table-cell office:value-type="string" calcext:value-type="string">
            <text:p>2015-03-09 17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5088" calcext:value-type="float">
            <text:p>8.70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451066080200</text:p>
          </table:table-cell>
          <table:table-cell office:value-type="string" calcext:value-type="string">
            <text:p>PIEZOMETER FORT BUCHANAN 1, BAYAMON, PR</text:p>
          </table:table-cell>
          <table:table-cell office:value-type="string" calcext:value-type="string">
            <text:p>2015-02-09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3376" calcext:value-type="float">
            <text:p>8.72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451066080200</text:p>
          </table:table-cell>
          <table:table-cell office:value-type="string" calcext:value-type="string">
            <text:p>PIEZOMETER FORT BUCHANAN 1, BAYAMON, PR</text:p>
          </table:table-cell>
          <table:table-cell office:value-type="string" calcext:value-type="string">
            <text:p>2015-01-05 17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3752" calcext:value-type="float">
            <text:p>8.68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451066080200</text:p>
          </table:table-cell>
          <table:table-cell office:value-type="string" calcext:value-type="string">
            <text:p>PIEZOMETER FORT BUCHANAN 1, BAYAMON, PR</text:p>
          </table:table-cell>
          <table:table-cell office:value-type="string" calcext:value-type="string">
            <text:p>2014-12-15 18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728" calcext:value-type="float">
            <text:p>8.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451066080200</text:p>
          </table:table-cell>
          <table:table-cell office:value-type="string" calcext:value-type="string">
            <text:p>PIEZOMETER FORT BUCHANAN 1, BAYAMON, PR</text:p>
          </table:table-cell>
          <table:table-cell office:value-type="string" calcext:value-type="string">
            <text:p>2014-11-14 16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4984" calcext:value-type="float">
            <text:p>8.63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451066080200</text:p>
          </table:table-cell>
          <table:table-cell office:value-type="string" calcext:value-type="string">
            <text:p>PIEZOMETER FORT BUCHANAN 1, BAYAMON, PR</text:p>
          </table:table-cell>
          <table:table-cell office:value-type="string" calcext:value-type="string">
            <text:p>2014-10-29 17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68" calcext:value-type="float">
            <text:p>8.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451066080200</text:p>
          </table:table-cell>
          <table:table-cell office:value-type="string" calcext:value-type="string">
            <text:p>PIEZOMETER FORT BUCHANAN 1, BAYAMON, PR</text:p>
          </table:table-cell>
          <table:table-cell office:value-type="string" calcext:value-type="string">
            <text:p>2014-09-22 17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3168" calcext:value-type="float">
            <text:p>8.58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451066080200</text:p>
          </table:table-cell>
          <table:table-cell office:value-type="string" calcext:value-type="string">
            <text:p>PIEZOMETER FORT BUCHANAN 1, BAYAMON, PR</text:p>
          </table:table-cell>
          <table:table-cell office:value-type="string" calcext:value-type="string">
            <text:p>2014-08-29 17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9264" calcext:value-type="float">
            <text:p>8.58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451066080200</text:p>
          </table:table-cell>
          <table:table-cell office:value-type="string" calcext:value-type="string">
            <text:p>PIEZOMETER FORT BUCHANAN 1, BAYAMON, PR</text:p>
          </table:table-cell>
          <table:table-cell office:value-type="string" calcext:value-type="string">
            <text:p>2014-07-30 17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776" calcext:value-type="float">
            <text:p>8.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451066080200</text:p>
          </table:table-cell>
          <table:table-cell office:value-type="string" calcext:value-type="string">
            <text:p>PIEZOMETER FORT BUCHANAN 1, BAYAMON, PR</text:p>
          </table:table-cell>
          <table:table-cell office:value-type="string" calcext:value-type="string">
            <text:p>2014-06-19 21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1704" calcext:value-type="float">
            <text:p>9.06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451066080200</text:p>
          </table:table-cell>
          <table:table-cell office:value-type="string" calcext:value-type="string">
            <text:p>PIEZOMETER FORT BUCHANAN 1, BAYAMON, PR</text:p>
          </table:table-cell>
          <table:table-cell office:value-type="string" calcext:value-type="string">
            <text:p>2014-05-28 16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4376" calcext:value-type="float">
            <text:p>9.10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451066080200</text:p>
          </table:table-cell>
          <table:table-cell office:value-type="string" calcext:value-type="string">
            <text:p>PIEZOMETER FORT BUCHANAN 1, BAYAMON, PR</text:p>
          </table:table-cell>
          <table:table-cell office:value-type="string" calcext:value-type="string">
            <text:p>2013-12-09 18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832" calcext:value-type="float">
            <text:p>9.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451066080200</text:p>
          </table:table-cell>
          <table:table-cell office:value-type="string" calcext:value-type="string">
            <text:p>PIEZOMETER FORT BUCHANAN 1, BAYAMON, PR</text:p>
          </table:table-cell>
          <table:table-cell office:value-type="string" calcext:value-type="string">
            <text:p>2013-11-25 19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4728" calcext:value-type="float">
            <text:p>9.63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451066080200</text:p>
          </table:table-cell>
          <table:table-cell office:value-type="string" calcext:value-type="string">
            <text:p>PIEZOMETER FORT BUCHANAN 1, BAYAMON, PR</text:p>
          </table:table-cell>
          <table:table-cell office:value-type="string" calcext:value-type="string">
            <text:p>2013-09-27 17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1136" calcext:value-type="float">
            <text:p>9.85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451066080200</text:p>
          </table:table-cell>
          <table:table-cell office:value-type="string" calcext:value-type="string">
            <text:p>PIEZOMETER FORT BUCHANAN 1, BAYAMON, PR</text:p>
          </table:table-cell>
          <table:table-cell office:value-type="string" calcext:value-type="string">
            <text:p>2013-08-30 16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772" calcext:value-type="float">
            <text:p>8.42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451066080200</text:p>
          </table:table-cell>
          <table:table-cell office:value-type="string" calcext:value-type="string">
            <text:p>PIEZOMETER FORT BUCHANAN 1, BAYAMON, PR</text:p>
          </table:table-cell>
          <table:table-cell office:value-type="string" calcext:value-type="string">
            <text:p>2013-08-01 17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2456" calcext:value-type="float">
            <text:p>8.98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451066080200</text:p>
          </table:table-cell>
          <table:table-cell office:value-type="string" calcext:value-type="string">
            <text:p>PIEZOMETER FORT BUCHANAN 1, BAYAMON, PR</text:p>
          </table:table-cell>
          <table:table-cell office:value-type="string" calcext:value-type="string">
            <text:p>2013-06-14 15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9528" calcext:value-type="float">
            <text:p>9.93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451066080200</text:p>
          </table:table-cell>
          <table:table-cell office:value-type="string" calcext:value-type="string">
            <text:p>PIEZOMETER FORT BUCHANAN 1, BAYAMON, PR</text:p>
          </table:table-cell>
          <table:table-cell office:value-type="string" calcext:value-type="string">
            <text:p>2013-03-26 20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9792" calcext:value-type="float">
            <text:p>11.28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451066080200</text:p>
          </table:table-cell>
          <table:table-cell office:value-type="string" calcext:value-type="string">
            <text:p>PIEZOMETER FORT BUCHANAN 1, BAYAMON, PR</text:p>
          </table:table-cell>
          <table:table-cell office:value-type="string" calcext:value-type="string">
            <text:p>2012-10-29 20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0672" calcext:value-type="float">
            <text:p>10.71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451066080200</text:p>
          </table:table-cell>
          <table:table-cell office:value-type="string" calcext:value-type="string">
            <text:p>PIEZOMETER FORT BUCHANAN 1, BAYAMON, PR</text:p>
          </table:table-cell>
          <table:table-cell office:value-type="string" calcext:value-type="string">
            <text:p>2012-09-27 19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4312" calcext:value-type="float">
            <text:p>9.35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451066080200</text:p>
          </table:table-cell>
          <table:table-cell office:value-type="string" calcext:value-type="string">
            <text:p>PIEZOMETER FORT BUCHANAN 1, BAYAMON, PR</text:p>
          </table:table-cell>
          <table:table-cell office:value-type="string" calcext:value-type="string">
            <text:p>2012-08-29 19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7152" calcext:value-type="float">
            <text:p>9.21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451066080200</text:p>
          </table:table-cell>
          <table:table-cell office:value-type="string" calcext:value-type="string">
            <text:p>PIEZOMETER FORT BUCHANAN 1, BAYAMON, PR</text:p>
          </table:table-cell>
          <table:table-cell office:value-type="string" calcext:value-type="string">
            <text:p>2012-07-20 18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0576" calcext:value-type="float">
            <text:p>9.18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451066080200</text:p>
          </table:table-cell>
          <table:table-cell office:value-type="string" calcext:value-type="string">
            <text:p>PIEZOMETER FORT BUCHANAN 1, BAYAMON, PR</text:p>
          </table:table-cell>
          <table:table-cell office:value-type="string" calcext:value-type="string">
            <text:p>2012-06-25 18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0032" calcext:value-type="float">
            <text:p>9.40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451066080200</text:p>
          </table:table-cell>
          <table:table-cell office:value-type="string" calcext:value-type="string">
            <text:p>PIEZOMETER FORT BUCHANAN 1, BAYAMON, PR</text:p>
          </table:table-cell>
          <table:table-cell office:value-type="string" calcext:value-type="string">
            <text:p>2012-05-17 18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0472" calcext:value-type="float">
            <text:p>9.11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451066080200</text:p>
          </table:table-cell>
          <table:table-cell office:value-type="string" calcext:value-type="string">
            <text:p>PIEZOMETER FORT BUCHANAN 1, BAYAMON, PR</text:p>
          </table:table-cell>
          <table:table-cell office:value-type="string" calcext:value-type="string">
            <text:p>2012-03-15 18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1432" calcext:value-type="float">
            <text:p>9.17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451066080200</text:p>
          </table:table-cell>
          <table:table-cell office:value-type="string" calcext:value-type="string">
            <text:p>PIEZOMETER FORT BUCHANAN 1, BAYAMON, PR</text:p>
          </table:table-cell>
          <table:table-cell office:value-type="string" calcext:value-type="string">
            <text:p>2012-02-14 13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4584" calcext:value-type="float">
            <text:p>9.24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451066080200</text:p>
          </table:table-cell>
          <table:table-cell office:value-type="string" calcext:value-type="string">
            <text:p>PIEZOMETER FORT BUCHANAN 1, BAYAMON, PR</text:p>
          </table:table-cell>
          <table:table-cell office:value-type="string" calcext:value-type="string">
            <text:p>2012-01-26 20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8008" calcext:value-type="float">
            <text:p>9.20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451066080200</text:p>
          </table:table-cell>
          <table:table-cell office:value-type="string" calcext:value-type="string">
            <text:p>PIEZOMETER FORT BUCHANAN 1, BAYAMON, PR</text:p>
          </table:table-cell>
          <table:table-cell office:value-type="string" calcext:value-type="string">
            <text:p>2011-12-21 14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6776" calcext:value-type="float">
            <text:p>9.25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451066080200</text:p>
          </table:table-cell>
          <table:table-cell office:value-type="string" calcext:value-type="string">
            <text:p>PIEZOMETER FORT BUCHANAN 1, BAYAMON, PR</text:p>
          </table:table-cell>
          <table:table-cell office:value-type="string" calcext:value-type="string">
            <text:p>2011-10-27 18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9992" calcext:value-type="float">
            <text:p>9.07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451066080200</text:p>
          </table:table-cell>
          <table:table-cell office:value-type="string" calcext:value-type="string">
            <text:p>PIEZOMETER FORT BUCHANAN 1, BAYAMON, PR</text:p>
          </table:table-cell>
          <table:table-cell office:value-type="string" calcext:value-type="string">
            <text:p>2011-08-30 19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6632" calcext:value-type="float">
            <text:p>8.86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451066080200</text:p>
          </table:table-cell>
          <table:table-cell office:value-type="string" calcext:value-type="string">
            <text:p>PIEZOMETER FORT BUCHANAN 1, BAYAMON, PR</text:p>
          </table:table-cell>
          <table:table-cell office:value-type="string" calcext:value-type="string">
            <text:p>2011-07-26 19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1224" calcext:value-type="float">
            <text:p>9.03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451066080200</text:p>
          </table:table-cell>
          <table:table-cell office:value-type="string" calcext:value-type="string">
            <text:p>PIEZOMETER FORT BUCHANAN 1, BAYAMON, PR</text:p>
          </table:table-cell>
          <table:table-cell office:value-type="string" calcext:value-type="string">
            <text:p>2011-06-30 12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8008" calcext:value-type="float">
            <text:p>9.20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451066080200</text:p>
          </table:table-cell>
          <table:table-cell office:value-type="string" calcext:value-type="string">
            <text:p>PIEZOMETER FORT BUCHANAN 1, BAYAMON, PR</text:p>
          </table:table-cell>
          <table:table-cell office:value-type="string" calcext:value-type="string">
            <text:p>2011-05-24 15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2432" calcext:value-type="float">
            <text:p>9.55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451066080200</text:p>
          </table:table-cell>
          <table:table-cell office:value-type="string" calcext:value-type="string">
            <text:p>PIEZOMETER FORT BUCHANAN 1, BAYAMON, PR</text:p>
          </table:table-cell>
          <table:table-cell office:value-type="string" calcext:value-type="string">
            <text:p>2011-05-04 13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2328" calcext:value-type="float">
            <text:p>9.48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451066080200</text:p>
          </table:table-cell>
          <table:table-cell office:value-type="string" calcext:value-type="string">
            <text:p>PIEZOMETER FORT BUCHANAN 1, BAYAMON, PR</text:p>
          </table:table-cell>
          <table:table-cell office:value-type="string" calcext:value-type="string">
            <text:p>2011-03-23 16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6184" calcext:value-type="float">
            <text:p>10.61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451066080200</text:p>
          </table:table-cell>
          <table:table-cell office:value-type="string" calcext:value-type="string">
            <text:p>PIEZOMETER FORT BUCHANAN 1, BAYAMON, PR</text:p>
          </table:table-cell>
          <table:table-cell office:value-type="string" calcext:value-type="string">
            <text:p>2011-01-30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9184" calcext:value-type="float">
            <text:p>7.94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451066080200</text:p>
          </table:table-cell>
          <table:table-cell office:value-type="string" calcext:value-type="string">
            <text:p>PIEZOMETER FORT BUCHANAN 1, BAYAMON, PR</text:p>
          </table:table-cell>
          <table:table-cell office:value-type="string" calcext:value-type="string">
            <text:p>2010-11-30 14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1576" calcext:value-type="float">
            <text:p>9.56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451066080200</text:p>
          </table:table-cell>
          <table:table-cell office:value-type="string" calcext:value-type="string">
            <text:p>PIEZOMETER FORT BUCHANAN 1, BAYAMON, PR</text:p>
          </table:table-cell>
          <table:table-cell office:value-type="string" calcext:value-type="string">
            <text:p>2010-10-18 13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9864" calcext:value-type="float">
            <text:p>9.57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451066080200</text:p>
          </table:table-cell>
          <table:table-cell office:value-type="string" calcext:value-type="string">
            <text:p>PIEZOMETER FORT BUCHANAN 1, BAYAMON, PR</text:p>
          </table:table-cell>
          <table:table-cell office:value-type="string" calcext:value-type="string">
            <text:p>2010-10-06 14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3768" calcext:value-type="float">
            <text:p>9.57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451066080200</text:p>
          </table:table-cell>
          <table:table-cell office:value-type="string" calcext:value-type="string">
            <text:p>PIEZOMETER FORT BUCHANAN 1, BAYAMON, PR</text:p>
          </table:table-cell>
          <table:table-cell office:value-type="string" calcext:value-type="string">
            <text:p>2010-09-30 12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2912" calcext:value-type="float">
            <text:p>9.58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451066080200</text:p>
          </table:table-cell>
          <table:table-cell office:value-type="string" calcext:value-type="string">
            <text:p>PIEZOMETER FORT BUCHANAN 1, BAYAMON, PR</text:p>
          </table:table-cell>
          <table:table-cell office:value-type="string" calcext:value-type="string">
            <text:p>2010-08-20 17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7192" calcext:value-type="float">
            <text:p>9.53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451066080200</text:p>
          </table:table-cell>
          <table:table-cell office:value-type="string" calcext:value-type="string">
            <text:p>PIEZOMETER FORT BUCHANAN 1, BAYAMON, PR</text:p>
          </table:table-cell>
          <table:table-cell office:value-type="string" calcext:value-type="string">
            <text:p>2010-04-27 17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4144" calcext:value-type="float">
            <text:p>9.53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451066080200</text:p>
          </table:table-cell>
          <table:table-cell office:value-type="string" calcext:value-type="string">
            <text:p>PIEZOMETER FORT BUCHANAN 1, BAYAMON, PR</text:p>
          </table:table-cell>
          <table:table-cell office:value-type="string" calcext:value-type="string">
            <text:p>2010-04-06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6064" calcext:value-type="float">
            <text:p>9.65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451066080200</text:p>
          </table:table-cell>
          <table:table-cell office:value-type="string" calcext:value-type="string">
            <text:p>PIEZOMETER FORT BUCHANAN 1, BAYAMON, PR</text:p>
          </table:table-cell>
          <table:table-cell office:value-type="string" calcext:value-type="string">
            <text:p>2010-03-26 14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5792" calcext:value-type="float">
            <text:p>9.76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451066080200</text:p>
          </table:table-cell>
          <table:table-cell office:value-type="string" calcext:value-type="string">
            <text:p>PIEZOMETER FORT BUCHANAN 1, BAYAMON, PR</text:p>
          </table:table-cell>
          <table:table-cell office:value-type="string" calcext:value-type="string">
            <text:p>2009-03-25 13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9456" calcext:value-type="float">
            <text:p>7.83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451066080200</text:p>
          </table:table-cell>
          <table:table-cell office:value-type="string" calcext:value-type="string">
            <text:p>PIEZOMETER FORT BUCHANAN 1, BAYAMON, PR</text:p>
          </table:table-cell>
          <table:table-cell office:value-type="string" calcext:value-type="string">
            <text:p>2009-02-24 12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0272" calcext:value-type="float">
            <text:p>7.51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451066080200</text:p>
          </table:table-cell>
          <table:table-cell office:value-type="string" calcext:value-type="string">
            <text:p>PIEZOMETER FORT BUCHANAN 1, BAYAMON, PR</text:p>
          </table:table-cell>
          <table:table-cell office:value-type="string" calcext:value-type="string">
            <text:p>2009-01-15 14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2088" calcext:value-type="float">
            <text:p>7.56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451066080200</text:p>
          </table:table-cell>
          <table:table-cell office:value-type="string" calcext:value-type="string">
            <text:p>PIEZOMETER FORT BUCHANAN 1, BAYAMON, PR</text:p>
          </table:table-cell>
          <table:table-cell office:value-type="string" calcext:value-type="string">
            <text:p>2008-12-10 15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1336" calcext:value-type="float">
            <text:p>7.6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451066080200</text:p>
          </table:table-cell>
          <table:table-cell office:value-type="string" calcext:value-type="string">
            <text:p>PIEZOMETER FORT BUCHANAN 1, BAYAMON, PR</text:p>
          </table:table-cell>
          <table:table-cell office:value-type="string" calcext:value-type="string">
            <text:p>2008-11-10 15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3632" calcext:value-type="float">
            <text:p>7.72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451066080200</text:p>
          </table:table-cell>
          <table:table-cell office:value-type="string" calcext:value-type="string">
            <text:p>PIEZOMETER FORT BUCHANAN 1, BAYAMON, PR</text:p>
          </table:table-cell>
          <table:table-cell office:value-type="string" calcext:value-type="string">
            <text:p>2008-07-22 17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256" calcext:value-type="float">
            <text:p>9.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451066080200</text:p>
          </table:table-cell>
          <table:table-cell office:value-type="string" calcext:value-type="string">
            <text:p>PIEZOMETER FORT BUCHANAN 1, BAYAMON, PR</text:p>
          </table:table-cell>
          <table:table-cell office:value-type="string" calcext:value-type="string">
            <text:p>2008-05-16 20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0008" calcext:value-type="float">
            <text:p>9.97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451066080200</text:p>
          </table:table-cell>
          <table:table-cell office:value-type="string" calcext:value-type="string">
            <text:p>PIEZOMETER FORT BUCHANAN 1, BAYAMON, PR</text:p>
          </table:table-cell>
          <table:table-cell office:value-type="string" calcext:value-type="string">
            <text:p>2008-04-11 17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0816" calcext:value-type="float">
            <text:p>7.29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451066080200</text:p>
          </table:table-cell>
          <table:table-cell office:value-type="string" calcext:value-type="string">
            <text:p>PIEZOMETER FORT BUCHANAN 1, BAYAMON, PR</text:p>
          </table:table-cell>
          <table:table-cell office:value-type="string" calcext:value-type="string">
            <text:p>2008-03-10 20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3424" calcext:value-type="float">
            <text:p>7.5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451066080200</text:p>
          </table:table-cell>
          <table:table-cell office:value-type="string" calcext:value-type="string">
            <text:p>PIEZOMETER FORT BUCHANAN 1, BAYAMON, PR</text:p>
          </table:table-cell>
          <table:table-cell office:value-type="string" calcext:value-type="string">
            <text:p>2008-02-04 14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3504" calcext:value-type="float">
            <text:p>8.22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451066080200</text:p>
          </table:table-cell>
          <table:table-cell office:value-type="string" calcext:value-type="string">
            <text:p>PIEZOMETER FORT BUCHANAN 1, BAYAMON, PR</text:p>
          </table:table-cell>
          <table:table-cell office:value-type="string" calcext:value-type="string">
            <text:p>2008-01-07 16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6848" calcext:value-type="float">
            <text:p>7.54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451066080200</text:p>
          </table:table-cell>
          <table:table-cell office:value-type="string" calcext:value-type="string">
            <text:p>PIEZOMETER FORT BUCHANAN 1, BAYAMON, PR</text:p>
          </table:table-cell>
          <table:table-cell office:value-type="string" calcext:value-type="string">
            <text:p>2007-11-26 20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9432" calcext:value-type="float">
            <text:p>8.40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451066080200</text:p>
          </table:table-cell>
          <table:table-cell office:value-type="string" calcext:value-type="string">
            <text:p>PIEZOMETER FORT BUCHANAN 1, BAYAMON, PR</text:p>
          </table:table-cell>
          <table:table-cell office:value-type="string" calcext:value-type="string">
            <text:p>2007-10-09 19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451066080200</text:p>
          </table:table-cell>
          <table:table-cell office:value-type="string" calcext:value-type="string">
            <text:p>PIEZOMETER FORT BUCHANAN 1, BAYAMON, PR</text:p>
          </table:table-cell>
          <table:table-cell office:value-type="string" calcext:value-type="string">
            <text:p>2007-08-21 14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0784" calcext:value-type="float">
            <text:p>9.32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451066080200</text:p>
          </table:table-cell>
          <table:table-cell office:value-type="string" calcext:value-type="string">
            <text:p>PIEZOMETER FORT BUCHANAN 1, BAYAMON, PR</text:p>
          </table:table-cell>
          <table:table-cell office:value-type="string" calcext:value-type="string">
            <text:p>2007-07-05 19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664" calcext:value-type="float">
            <text:p>7.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451066080200</text:p>
          </table:table-cell>
          <table:table-cell office:value-type="string" calcext:value-type="string">
            <text:p>PIEZOMETER FORT BUCHANAN 1, BAYAMON, PR</text:p>
          </table:table-cell>
          <table:table-cell office:value-type="string" calcext:value-type="string">
            <text:p>2007-06-08 13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6368" calcext:value-type="float">
            <text:p>7.51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451066080200</text:p>
          </table:table-cell>
          <table:table-cell office:value-type="string" calcext:value-type="string">
            <text:p>PIEZOMETER FORT BUCHANAN 1, BAYAMON, PR</text:p>
          </table:table-cell>
          <table:table-cell office:value-type="string" calcext:value-type="string">
            <text:p>2007-05-15 18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6408" calcext:value-type="float">
            <text:p>7.83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451066080200</text:p>
          </table:table-cell>
          <table:table-cell office:value-type="string" calcext:value-type="string">
            <text:p>PIEZOMETER FORT BUCHANAN 1, BAYAMON, PR</text:p>
          </table:table-cell>
          <table:table-cell office:value-type="string" calcext:value-type="string">
            <text:p>2007-04-23 20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5568" calcext:value-type="float">
            <text:p>8.73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451066080200</text:p>
          </table:table-cell>
          <table:table-cell office:value-type="string" calcext:value-type="string">
            <text:p>PIEZOMETER FORT BUCHANAN 1, BAYAMON, PR</text:p>
          </table:table-cell>
          <table:table-cell office:value-type="string" calcext:value-type="string">
            <text:p>2007-03-21 18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4176" calcext:value-type="float">
            <text:p>7.50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451066080200</text:p>
          </table:table-cell>
          <table:table-cell office:value-type="string" calcext:value-type="string">
            <text:p>PIEZOMETER FORT BUCHANAN 1, BAYAMON, PR</text:p>
          </table:table-cell>
          <table:table-cell office:value-type="string" calcext:value-type="string">
            <text:p>2007-03-14 17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3696" calcext:value-type="float">
            <text:p>7.47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451066080200</text:p>
          </table:table-cell>
          <table:table-cell office:value-type="string" calcext:value-type="string">
            <text:p>PIEZOMETER FORT BUCHANAN 1, BAYAMON, PR</text:p>
          </table:table-cell>
          <table:table-cell office:value-type="string" calcext:value-type="string">
            <text:p>2007-02-23 19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0168" calcext:value-type="float">
            <text:p>7.44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451066080200</text:p>
          </table:table-cell>
          <table:table-cell office:value-type="string" calcext:value-type="string">
            <text:p>PIEZOMETER FORT BUCHANAN 1, BAYAMON, PR</text:p>
          </table:table-cell>
          <table:table-cell office:value-type="string" calcext:value-type="string">
            <text:p>2007-01-08 14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0544" calcext:value-type="float">
            <text:p>7.40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451066080200</text:p>
          </table:table-cell>
          <table:table-cell office:value-type="string" calcext:value-type="string">
            <text:p>PIEZOMETER FORT BUCHANAN 1, BAYAMON, PR</text:p>
          </table:table-cell>
          <table:table-cell office:value-type="string" calcext:value-type="string">
            <text:p>2006-12-05 12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451066080200</text:p>
          </table:table-cell>
          <table:table-cell office:value-type="string" calcext:value-type="string">
            <text:p>PIEZOMETER FORT BUCHANAN 1, BAYAMON, PR</text:p>
          </table:table-cell>
          <table:table-cell office:value-type="string" calcext:value-type="string">
            <text:p>2006-11-21 14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2632" calcext:value-type="float">
            <text:p>7.34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451066080200</text:p>
          </table:table-cell>
          <table:table-cell office:value-type="string" calcext:value-type="string">
            <text:p>PIEZOMETER FORT BUCHANAN 1, BAYAMON, PR</text:p>
          </table:table-cell>
          <table:table-cell office:value-type="string" calcext:value-type="string">
            <text:p>2006-10-02 13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0816" calcext:value-type="float">
            <text:p>7.29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451066080200</text:p>
          </table:table-cell>
          <table:table-cell office:value-type="string" calcext:value-type="string">
            <text:p>PIEZOMETER FORT BUCHANAN 1, BAYAMON, PR</text:p>
          </table:table-cell>
          <table:table-cell office:value-type="string" calcext:value-type="string">
            <text:p>2006-09-08 19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9856" calcext:value-type="float">
            <text:p>7.22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451066080200</text:p>
          </table:table-cell>
          <table:table-cell office:value-type="string" calcext:value-type="string">
            <text:p>PIEZOMETER FORT BUCHANAN 1, BAYAMON, PR</text:p>
          </table:table-cell>
          <table:table-cell office:value-type="string" calcext:value-type="string">
            <text:p>2006-08-01 18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7664" calcext:value-type="float">
            <text:p>7.21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451066080200</text:p>
          </table:table-cell>
          <table:table-cell office:value-type="string" calcext:value-type="string">
            <text:p>PIEZOMETER FORT BUCHANAN 1, BAYAMON, PR</text:p>
          </table:table-cell>
          <table:table-cell office:value-type="string" calcext:value-type="string">
            <text:p>2006-07-20 19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2048" calcext:value-type="float">
            <text:p>7.24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451066080200</text:p>
          </table:table-cell>
          <table:table-cell office:value-type="string" calcext:value-type="string">
            <text:p>PIEZOMETER FORT BUCHANAN 1, BAYAMON, PR</text:p>
          </table:table-cell>
          <table:table-cell office:value-type="string" calcext:value-type="string">
            <text:p>2006-06-01 14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3864" calcext:value-type="float">
            <text:p>7.29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451066080200</text:p>
          </table:table-cell>
          <table:table-cell office:value-type="string" calcext:value-type="string">
            <text:p>PIEZOMETER FORT BUCHANAN 1, BAYAMON, PR</text:p>
          </table:table-cell>
          <table:table-cell office:value-type="string" calcext:value-type="string">
            <text:p>2006-05-05 17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8144" calcext:value-type="float">
            <text:p>7.24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451066080200</text:p>
          </table:table-cell>
          <table:table-cell office:value-type="string" calcext:value-type="string">
            <text:p>PIEZOMETER FORT BUCHANAN 1, BAYAMON, PR</text:p>
          </table:table-cell>
          <table:table-cell office:value-type="string" calcext:value-type="string">
            <text:p>2006-04-03 17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0376" calcext:value-type="float">
            <text:p>7.58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451066080200</text:p>
          </table:table-cell>
          <table:table-cell office:value-type="string" calcext:value-type="string">
            <text:p>PIEZOMETER FORT BUCHANAN 1, BAYAMON, PR</text:p>
          </table:table-cell>
          <table:table-cell office:value-type="string" calcext:value-type="string">
            <text:p>2006-03-02 17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5096" calcext:value-type="float">
            <text:p>7.24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451066080200</text:p>
          </table:table-cell>
          <table:table-cell office:value-type="string" calcext:value-type="string">
            <text:p>PIEZOMETER FORT BUCHANAN 1, BAYAMON, PR</text:p>
          </table:table-cell>
          <table:table-cell office:value-type="string" calcext:value-type="string">
            <text:p>2006-02-06 12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4136" calcext:value-type="float">
            <text:p>7.18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451066080200</text:p>
          </table:table-cell>
          <table:table-cell office:value-type="string" calcext:value-type="string">
            <text:p>PIEZOMETER FORT BUCHANAN 1, BAYAMON, PR</text:p>
          </table:table-cell>
          <table:table-cell office:value-type="string" calcext:value-type="string">
            <text:p>2006-01-23 17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6328" calcext:value-type="float">
            <text:p>7.19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451066080200</text:p>
          </table:table-cell>
          <table:table-cell office:value-type="string" calcext:value-type="string">
            <text:p>PIEZOMETER FORT BUCHANAN 1, BAYAMON, PR</text:p>
          </table:table-cell>
          <table:table-cell office:value-type="string" calcext:value-type="string">
            <text:p>2005-12-13 14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4512" calcext:value-type="float">
            <text:p>7.14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451066080200</text:p>
          </table:table-cell>
          <table:table-cell office:value-type="string" calcext:value-type="string">
            <text:p>PIEZOMETER FORT BUCHANAN 1, BAYAMON, PR</text:p>
          </table:table-cell>
          <table:table-cell office:value-type="string" calcext:value-type="string">
            <text:p>2005-11-02 18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756" calcext:value-type="float">
            <text:p>7.14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451066080200</text:p>
          </table:table-cell>
          <table:table-cell office:value-type="string" calcext:value-type="string">
            <text:p>PIEZOMETER FORT BUCHANAN 1, BAYAMON, PR</text:p>
          </table:table-cell>
          <table:table-cell office:value-type="string" calcext:value-type="string">
            <text:p>2005-10-04 18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8896" calcext:value-type="float">
            <text:p>7.16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451066080200</text:p>
          </table:table-cell>
          <table:table-cell office:value-type="string" calcext:value-type="string">
            <text:p>PIEZOMETER FORT BUCHANAN 1, BAYAMON, PR</text:p>
          </table:table-cell>
          <table:table-cell office:value-type="string" calcext:value-type="string">
            <text:p>2005-09-01 12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376" calcext:value-type="float">
            <text:p>7.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451066080200</text:p>
          </table:table-cell>
          <table:table-cell office:value-type="string" calcext:value-type="string">
            <text:p>PIEZOMETER FORT BUCHANAN 1, BAYAMON, PR</text:p>
          </table:table-cell>
          <table:table-cell office:value-type="string" calcext:value-type="string">
            <text:p>2005-08-19 15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9" calcext:value-type="float">
            <text:p>7.2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451066080200</text:p>
          </table:table-cell>
          <table:table-cell office:value-type="string" calcext:value-type="string">
            <text:p>PIEZOMETER FORT BUCHANAN 1, BAYAMON, PR</text:p>
          </table:table-cell>
          <table:table-cell office:value-type="string" calcext:value-type="string">
            <text:p>2005-07-18 16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6912" calcext:value-type="float">
            <text:p>7.29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451066080200</text:p>
          </table:table-cell>
          <table:table-cell office:value-type="string" calcext:value-type="string">
            <text:p>PIEZOMETER FORT BUCHANAN 1, BAYAMON, PR</text:p>
          </table:table-cell>
          <table:table-cell office:value-type="string" calcext:value-type="string">
            <text:p>2005-06-16 16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451066080200</text:p>
          </table:table-cell>
          <table:table-cell office:value-type="string" calcext:value-type="string">
            <text:p>PIEZOMETER FORT BUCHANAN 1, BAYAMON, PR</text:p>
          </table:table-cell>
          <table:table-cell office:value-type="string" calcext:value-type="string">
            <text:p>2005-05-11 18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451066080200</text:p>
          </table:table-cell>
          <table:table-cell office:value-type="string" calcext:value-type="string">
            <text:p>PIEZOMETER FORT BUCHANAN 1, BAYAMON, PR</text:p>
          </table:table-cell>
          <table:table-cell office:value-type="string" calcext:value-type="string">
            <text:p>2005-04-18 15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1776" calcext:value-type="float">
            <text:p>7.35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451066080200</text:p>
          </table:table-cell>
          <table:table-cell office:value-type="string" calcext:value-type="string">
            <text:p>PIEZOMETER FORT BUCHANAN 1, BAYAMON, PR</text:p>
          </table:table-cell>
          <table:table-cell office:value-type="string" calcext:value-type="string">
            <text:p>2005-03-10 15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996" calcext:value-type="float">
            <text:p>7.29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451066080200</text:p>
          </table:table-cell>
          <table:table-cell office:value-type="string" calcext:value-type="string">
            <text:p>PIEZOMETER FORT BUCHANAN 1, BAYAMON, PR</text:p>
          </table:table-cell>
          <table:table-cell office:value-type="string" calcext:value-type="string">
            <text:p>2005-02-07 14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9856" calcext:value-type="float">
            <text:p>7.22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451066080200</text:p>
          </table:table-cell>
          <table:table-cell office:value-type="string" calcext:value-type="string">
            <text:p>PIEZOMETER FORT BUCHANAN 1, BAYAMON, PR</text:p>
          </table:table-cell>
          <table:table-cell office:value-type="string" calcext:value-type="string">
            <text:p>2005-01-14 18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5096" calcext:value-type="float">
            <text:p>7.24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451066080200</text:p>
          </table:table-cell>
          <table:table-cell office:value-type="string" calcext:value-type="string">
            <text:p>PIEZOMETER FORT BUCHANAN 1, BAYAMON, PR</text:p>
          </table:table-cell>
          <table:table-cell office:value-type="string" calcext:value-type="string">
            <text:p>2004-12-15 17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7288" calcext:value-type="float">
            <text:p>7.25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451066080200</text:p>
          </table:table-cell>
          <table:table-cell office:value-type="string" calcext:value-type="string">
            <text:p>PIEZOMETER FORT BUCHANAN 1, BAYAMON, PR</text:p>
          </table:table-cell>
          <table:table-cell office:value-type="string" calcext:value-type="string">
            <text:p>2004-11-12 15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5576" calcext:value-type="float">
            <text:p>7.27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451066080200</text:p>
          </table:table-cell>
          <table:table-cell office:value-type="string" calcext:value-type="string">
            <text:p>PIEZOMETER FORT BUCHANAN 1, BAYAMON, PR</text:p>
          </table:table-cell>
          <table:table-cell office:value-type="string" calcext:value-type="string">
            <text:p>2004-10-04 16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3488" calcext:value-type="float">
            <text:p>7.33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451066080200</text:p>
          </table:table-cell>
          <table:table-cell office:value-type="string" calcext:value-type="string">
            <text:p>PIEZOMETER FORT BUCHANAN 1, BAYAMON, PR</text:p>
          </table:table-cell>
          <table:table-cell office:value-type="string" calcext:value-type="string">
            <text:p>2004-09-10 18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3488" calcext:value-type="float">
            <text:p>7.33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451066080200</text:p>
          </table:table-cell>
          <table:table-cell office:value-type="string" calcext:value-type="string">
            <text:p>PIEZOMETER FORT BUCHANAN 1, BAYAMON, PR</text:p>
          </table:table-cell>
          <table:table-cell office:value-type="string" calcext:value-type="string">
            <text:p>2004-08-20 14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2632" calcext:value-type="float">
            <text:p>7.34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451066080200</text:p>
          </table:table-cell>
          <table:table-cell office:value-type="string" calcext:value-type="string">
            <text:p>PIEZOMETER FORT BUCHANAN 1, BAYAMON, PR</text:p>
          </table:table-cell>
          <table:table-cell office:value-type="string" calcext:value-type="string">
            <text:p>2004-07-06 12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2152" calcext:value-type="float">
            <text:p>7.31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451066080200</text:p>
          </table:table-cell>
          <table:table-cell office:value-type="string" calcext:value-type="string">
            <text:p>PIEZOMETER FORT BUCHANAN 1, BAYAMON, PR</text:p>
          </table:table-cell>
          <table:table-cell office:value-type="string" calcext:value-type="string">
            <text:p>2004-06-22 16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451066080200</text:p>
          </table:table-cell>
          <table:table-cell office:value-type="string" calcext:value-type="string">
            <text:p>PIEZOMETER FORT BUCHANAN 1, BAYAMON, PR</text:p>
          </table:table-cell>
          <table:table-cell office:value-type="string" calcext:value-type="string">
            <text:p>2004-05-21 16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7016" calcext:value-type="float">
            <text:p>7.36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451066080200</text:p>
          </table:table-cell>
          <table:table-cell office:value-type="string" calcext:value-type="string">
            <text:p>PIEZOMETER FORT BUCHANAN 1, BAYAMON, PR</text:p>
          </table:table-cell>
          <table:table-cell office:value-type="string" calcext:value-type="string">
            <text:p>2004-04-12 1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188" calcext:value-type="float">
            <text:p>7.4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451066080200</text:p>
          </table:table-cell>
          <table:table-cell office:value-type="string" calcext:value-type="string">
            <text:p>PIEZOMETER FORT BUCHANAN 1, BAYAMON, PR</text:p>
          </table:table-cell>
          <table:table-cell office:value-type="string" calcext:value-type="string">
            <text:p>2004-03-09 11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4072" calcext:value-type="float">
            <text:p>7.43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451066080200</text:p>
          </table:table-cell>
          <table:table-cell office:value-type="string" calcext:value-type="string">
            <text:p>PIEZOMETER FORT BUCHANAN 1, BAYAMON, PR</text:p>
          </table:table-cell>
          <table:table-cell office:value-type="string" calcext:value-type="string">
            <text:p>2004-02-23 18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0544" calcext:value-type="float">
            <text:p>7.40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451066080200</text:p>
          </table:table-cell>
          <table:table-cell office:value-type="string" calcext:value-type="string">
            <text:p>PIEZOMETER FORT BUCHANAN 1, BAYAMON, PR</text:p>
          </table:table-cell>
          <table:table-cell office:value-type="string" calcext:value-type="string">
            <text:p>2004-01-07 19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2736" calcext:value-type="float">
            <text:p>7.41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451066080200</text:p>
          </table:table-cell>
          <table:table-cell office:value-type="string" calcext:value-type="string">
            <text:p>PIEZOMETER FORT BUCHANAN 1, BAYAMON, PR</text:p>
          </table:table-cell>
          <table:table-cell office:value-type="string" calcext:value-type="string">
            <text:p>2003-12-22 12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451066080200</text:p>
          </table:table-cell>
          <table:table-cell office:value-type="string" calcext:value-type="string">
            <text:p>PIEZOMETER FORT BUCHANAN 1, BAYAMON, PR</text:p>
          </table:table-cell>
          <table:table-cell office:value-type="string" calcext:value-type="string">
            <text:p>2003-11-17 15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1504" calcext:value-type="float">
            <text:p>7.4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451066080200</text:p>
          </table:table-cell>
          <table:table-cell office:value-type="string" calcext:value-type="string">
            <text:p>PIEZOMETER FORT BUCHANAN 1, BAYAMON, PR</text:p>
          </table:table-cell>
          <table:table-cell office:value-type="string" calcext:value-type="string">
            <text:p>2003-10-03 14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1712" calcext:value-type="float">
            <text:p>7.60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451066080200</text:p>
          </table:table-cell>
          <table:table-cell office:value-type="string" calcext:value-type="string">
            <text:p>PIEZOMETER FORT BUCHANAN 1, BAYAMON, PR</text:p>
          </table:table-cell>
          <table:table-cell office:value-type="string" calcext:value-type="string">
            <text:p>2003-09-11 20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8664" calcext:value-type="float">
            <text:p>7.5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451066080200</text:p>
          </table:table-cell>
          <table:table-cell office:value-type="string" calcext:value-type="string">
            <text:p>PIEZOMETER FORT BUCHANAN 1, BAYAMON, PR</text:p>
          </table:table-cell>
          <table:table-cell office:value-type="string" calcext:value-type="string">
            <text:p>2003-08-15 12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3528" calcext:value-type="float">
            <text:p>7.65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451066080200</text:p>
          </table:table-cell>
          <table:table-cell office:value-type="string" calcext:value-type="string">
            <text:p>PIEZOMETER FORT BUCHANAN 1, BAYAMON, PR</text:p>
          </table:table-cell>
          <table:table-cell office:value-type="string" calcext:value-type="string">
            <text:p>2003-07-29 12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7432" calcext:value-type="float">
            <text:p>7.64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451066080200</text:p>
          </table:table-cell>
          <table:table-cell office:value-type="string" calcext:value-type="string">
            <text:p>PIEZOMETER FORT BUCHANAN 1, BAYAMON, PR</text:p>
          </table:table-cell>
          <table:table-cell office:value-type="string" calcext:value-type="string">
            <text:p>2003-06-17 19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62" calcext:value-type="float">
            <text:p>7.6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451066080200</text:p>
          </table:table-cell>
          <table:table-cell office:value-type="string" calcext:value-type="string">
            <text:p>PIEZOMETER FORT BUCHANAN 1, BAYAMON, PR</text:p>
          </table:table-cell>
          <table:table-cell office:value-type="string" calcext:value-type="string">
            <text:p>2003-05-19 15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1064" calcext:value-type="float">
            <text:p>7.75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451066080200</text:p>
          </table:table-cell>
          <table:table-cell office:value-type="string" calcext:value-type="string">
            <text:p>PIEZOMETER FORT BUCHANAN 1, BAYAMON, PR</text:p>
          </table:table-cell>
          <table:table-cell office:value-type="string" calcext:value-type="string">
            <text:p>2003-04-03 1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4696" calcext:value-type="float">
            <text:p>7.85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451066080200</text:p>
          </table:table-cell>
          <table:table-cell office:value-type="string" calcext:value-type="string">
            <text:p>PIEZOMETER FORT BUCHANAN 1, BAYAMON, PR</text:p>
          </table:table-cell>
          <table:table-cell office:value-type="string" calcext:value-type="string">
            <text:p>2003-03-10 15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6032" calcext:value-type="float">
            <text:p>7.87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451066080200</text:p>
          </table:table-cell>
          <table:table-cell office:value-type="string" calcext:value-type="string">
            <text:p>PIEZOMETER FORT BUCHANAN 1, BAYAMON, PR</text:p>
          </table:table-cell>
          <table:table-cell office:value-type="string" calcext:value-type="string">
            <text:p>2003-02-07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5824" calcext:value-type="float">
            <text:p>7.73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451066080200</text:p>
          </table:table-cell>
          <table:table-cell office:value-type="string" calcext:value-type="string">
            <text:p>PIEZOMETER FORT BUCHANAN 1, BAYAMON, PR</text:p>
          </table:table-cell>
          <table:table-cell office:value-type="string" calcext:value-type="string">
            <text:p>2003-01-27 15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5344" calcext:value-type="float">
            <text:p>7.70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451066080200</text:p>
          </table:table-cell>
          <table:table-cell office:value-type="string" calcext:value-type="string">
            <text:p>PIEZOMETER FORT BUCHANAN 1, BAYAMON, PR</text:p>
          </table:table-cell>
          <table:table-cell office:value-type="string" calcext:value-type="string">
            <text:p>2002-12-06 13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62" calcext:value-type="float">
            <text:p>7.6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451066080200</text:p>
          </table:table-cell>
          <table:table-cell office:value-type="string" calcext:value-type="string">
            <text:p>PIEZOMETER FORT BUCHANAN 1, BAYAMON, PR</text:p>
          </table:table-cell>
          <table:table-cell office:value-type="string" calcext:value-type="string">
            <text:p>2002-10-18 12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4112" calcext:value-type="float">
            <text:p>7.75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451066080200</text:p>
          </table:table-cell>
          <table:table-cell office:value-type="string" calcext:value-type="string">
            <text:p>PIEZOMETER FORT BUCHANAN 1, BAYAMON, PR</text:p>
          </table:table-cell>
          <table:table-cell office:value-type="string" calcext:value-type="string">
            <text:p>2002-08-20 17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9456" calcext:value-type="float">
            <text:p>7.83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451066080200</text:p>
          </table:table-cell>
          <table:table-cell office:value-type="string" calcext:value-type="string">
            <text:p>PIEZOMETER FORT BUCHANAN 1, BAYAMON, PR</text:p>
          </table:table-cell>
          <table:table-cell office:value-type="string" calcext:value-type="string">
            <text:p>2002-08-13 18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6888" calcext:value-type="float">
            <text:p>7.86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451066080200</text:p>
          </table:table-cell>
          <table:table-cell office:value-type="string" calcext:value-type="string">
            <text:p>PIEZOMETER FORT BUCHANAN 1, BAYAMON, PR</text:p>
          </table:table-cell>
          <table:table-cell office:value-type="string" calcext:value-type="string">
            <text:p>2002-06-24 17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9936" calcext:value-type="float">
            <text:p>7.86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451066080200</text:p>
          </table:table-cell>
          <table:table-cell office:value-type="string" calcext:value-type="string">
            <text:p>PIEZOMETER FORT BUCHANAN 1, BAYAMON, PR</text:p>
          </table:table-cell>
          <table:table-cell office:value-type="string" calcext:value-type="string">
            <text:p>2002-04-04 12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052" calcext:value-type="float">
            <text:p>7.97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451066080200</text:p>
          </table:table-cell>
          <table:table-cell office:value-type="string" calcext:value-type="string">
            <text:p>PIEZOMETER FORT BUCHANAN 1, BAYAMON, PR</text:p>
          </table:table-cell>
          <table:table-cell office:value-type="string" calcext:value-type="string">
            <text:p>2002-02-11 12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8808" calcext:value-type="float">
            <text:p>7.98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451066080200</text:p>
          </table:table-cell>
          <table:table-cell office:value-type="string" calcext:value-type="string">
            <text:p>PIEZOMETER FORT BUCHANAN 1, BAYAMON, PR</text:p>
          </table:table-cell>
          <table:table-cell office:value-type="string" calcext:value-type="string">
            <text:p>2001-12-21 17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0248" calcext:value-type="float">
            <text:p>8.08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451066080200</text:p>
          </table:table-cell>
          <table:table-cell office:value-type="string" calcext:value-type="string">
            <text:p>PIEZOMETER FORT BUCHANAN 1, BAYAMON, PR</text:p>
          </table:table-cell>
          <table:table-cell office:value-type="string" calcext:value-type="string">
            <text:p>2001-10-17 13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451066080200</text:p>
          </table:table-cell>
          <table:table-cell office:value-type="string" calcext:value-type="string">
            <text:p>PIEZOMETER FORT BUCHANAN 1, BAYAMON, PR</text:p>
          </table:table-cell>
          <table:table-cell office:value-type="string" calcext:value-type="string">
            <text:p>2001-08-30 12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0872" calcext:value-type="float">
            <text:p>8.50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451066080200</text:p>
          </table:table-cell>
          <table:table-cell office:value-type="string" calcext:value-type="string">
            <text:p>PIEZOMETER FORT BUCHANAN 1, BAYAMON, PR</text:p>
          </table:table-cell>
          <table:table-cell office:value-type="string" calcext:value-type="string">
            <text:p>2001-06-28 16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252" calcext:value-type="float">
            <text:p>8.73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451066080200</text:p>
          </table:table-cell>
          <table:table-cell office:value-type="string" calcext:value-type="string">
            <text:p>PIEZOMETER FORT BUCHANAN 1, BAYAMON, PR</text:p>
          </table:table-cell>
          <table:table-cell office:value-type="string" calcext:value-type="string">
            <text:p>2001-04-20 18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2184" calcext:value-type="float">
            <text:p>9.09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451066080200</text:p>
          </table:table-cell>
          <table:table-cell office:value-type="string" calcext:value-type="string">
            <text:p>PIEZOMETER FORT BUCHANAN 1, BAYAMON, PR</text:p>
          </table:table-cell>
          <table:table-cell office:value-type="string" calcext:value-type="string">
            <text:p>2001-02-26 19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1368" calcext:value-type="float">
            <text:p>9.42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451066080200</text:p>
          </table:table-cell>
          <table:table-cell office:value-type="string" calcext:value-type="string">
            <text:p>PIEZOMETER FORT BUCHANAN 1, BAYAMON, PR</text:p>
          </table:table-cell>
          <table:table-cell office:value-type="string" calcext:value-type="string">
            <text:p>2000-12-04 15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6456" calcext:value-type="float">
            <text:p>10.50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451066080200</text:p>
          </table:table-cell>
          <table:table-cell office:value-type="string" calcext:value-type="string">
            <text:p>PIEZOMETER FORT BUCHANAN 1, BAYAMON, PR</text:p>
          </table:table-cell>
          <table:table-cell office:value-type="string" calcext:value-type="string">
            <text:p>2000-10-30 19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7392" calcext:value-type="float">
            <text:p>11.13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451066080200</text:p>
          </table:table-cell>
          <table:table-cell office:value-type="string" calcext:value-type="string">
            <text:p>PIEZOMETER FORT BUCHANAN 1, BAYAMON, PR</text:p>
          </table:table-cell>
          <table:table-cell office:value-type="string" calcext:value-type="string">
            <text:p>2000-09-06 13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2648" calcext:value-type="float">
            <text:p>12.04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451066080200</text:p>
          </table:table-cell>
          <table:table-cell office:value-type="string" calcext:value-type="string">
            <text:p>PIEZOMETER FORT BUCHANAN 1, BAYAMON, PR</text:p>
          </table:table-cell>
          <table:table-cell office:value-type="string" calcext:value-type="string">
            <text:p>2000-08-10 18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2896" calcext:value-type="float">
            <text:p>12.50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451066080200</text:p>
          </table:table-cell>
          <table:table-cell office:value-type="string" calcext:value-type="string">
            <text:p>PIEZOMETER FORT BUCHANAN 1, BAYAMON, PR</text:p>
          </table:table-cell>
          <table:table-cell office:value-type="string" calcext:value-type="string">
            <text:p>2000-06-30 17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4104" calcext:value-type="float">
            <text:p>13.02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451066080200</text:p>
          </table:table-cell>
          <table:table-cell office:value-type="string" calcext:value-type="string">
            <text:p>PIEZOMETER FORT BUCHANAN 1, BAYAMON, PR</text:p>
          </table:table-cell>
          <table:table-cell office:value-type="string" calcext:value-type="string">
            <text:p>2000-05-23 18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0136" calcext:value-type="float">
            <text:p>13.28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451066080200</text:p>
          </table:table-cell>
          <table:table-cell office:value-type="string" calcext:value-type="string">
            <text:p>PIEZOMETER FORT BUCHANAN 1, BAYAMON, PR</text:p>
          </table:table-cell>
          <table:table-cell office:value-type="string" calcext:value-type="string">
            <text:p>2000-02-23 15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0056" calcext:value-type="float">
            <text:p>12.64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451066080200</text:p>
          </table:table-cell>
          <table:table-cell office:value-type="string" calcext:value-type="string">
            <text:p>PIEZOMETER FORT BUCHANAN 1, BAYAMON, PR</text:p>
          </table:table-cell>
          <table:table-cell office:value-type="string" calcext:value-type="string">
            <text:p>1999-11-03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6408" calcext:value-type="float">
            <text:p>11.64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451066080200</text:p>
          </table:table-cell>
          <table:table-cell office:value-type="string" calcext:value-type="string">
            <text:p>PIEZOMETER FORT BUCHANAN 1, BAYAMON, PR</text:p>
          </table:table-cell>
          <table:table-cell office:value-type="string" calcext:value-type="string">
            <text:p>1999-11-02 15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4968" calcext:value-type="float">
            <text:p>11.55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451066080200</text:p>
          </table:table-cell>
          <table:table-cell office:value-type="string" calcext:value-type="string">
            <text:p>PIEZOMETER FORT BUCHANAN 1, BAYAMON, PR</text:p>
          </table:table-cell>
          <table:table-cell office:value-type="string" calcext:value-type="string">
            <text:p>1999-08-25 12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3784" calcext:value-type="float">
            <text:p>10.46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451066080200</text:p>
          </table:table-cell>
          <table:table-cell office:value-type="string" calcext:value-type="string">
            <text:p>PIEZOMETER FORT BUCHANAN 1, BAYAMON, PR</text:p>
          </table:table-cell>
          <table:table-cell office:value-type="string" calcext:value-type="string">
            <text:p>1999-06-23 11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0512" calcext:value-type="float">
            <text:p>9.43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451066080200</text:p>
          </table:table-cell>
          <table:table-cell office:value-type="string" calcext:value-type="string">
            <text:p>PIEZOMETER FORT BUCHANAN 1, BAYAMON, PR</text:p>
          </table:table-cell>
          <table:table-cell office:value-type="string" calcext:value-type="string">
            <text:p>1999-05-11 11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6608" calcext:value-type="float">
            <text:p>9.43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451066080200</text:p>
          </table:table-cell>
          <table:table-cell office:value-type="string" calcext:value-type="string">
            <text:p>PIEZOMETER FORT BUCHANAN 1, BAYAMON, PR</text:p>
          </table:table-cell>
          <table:table-cell office:value-type="string" calcext:value-type="string">
            <text:p>1998-11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3576" calcext:value-type="float">
            <text:p>10.32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451066080200</text:p>
          </table:table-cell>
          <table:table-cell office:value-type="string" calcext:value-type="string">
            <text:p>PIEZOMETER FORT BUCHANAN 1, BAYAMON, PR</text:p>
          </table:table-cell>
          <table:table-cell office:value-type="string" calcext:value-type="string">
            <text:p>1998-09-11 13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024" calcext:value-type="float">
            <text:p>9.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451066080200</text:p>
          </table:table-cell>
          <table:table-cell office:value-type="string" calcext:value-type="string">
            <text:p>PIEZOMETER FORT BUCHANAN 1, BAYAMON, PR</text:p>
          </table:table-cell>
          <table:table-cell office:value-type="string" calcext:value-type="string">
            <text:p>1998-09-10 12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1576" calcext:value-type="float">
            <text:p>9.56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451066080200</text:p>
          </table:table-cell>
          <table:table-cell office:value-type="string" calcext:value-type="string">
            <text:p>PIEZOMETER FORT BUCHANAN 1, BAYAMON, PR</text:p>
          </table:table-cell>
          <table:table-cell office:value-type="string" calcext:value-type="string">
            <text:p>1997-12-22 17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2448" calcext:value-type="float">
            <text:p>10.44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451066080200</text:p>
          </table:table-cell>
          <table:table-cell office:value-type="string" calcext:value-type="string">
            <text:p>PIEZOMETER FORT BUCHANAN 1, BAYAMON, PR</text:p>
          </table:table-cell>
          <table:table-cell office:value-type="string" calcext:value-type="string">
            <text:p>1997-09-19 15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0448" calcext:value-type="float">
            <text:p>9.68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451066080200</text:p>
          </table:table-cell>
          <table:table-cell office:value-type="string" calcext:value-type="string">
            <text:p>PIEZOMETER FORT BUCHANAN 1, BAYAMON, PR</text:p>
          </table:table-cell>
          <table:table-cell office:value-type="string" calcext:value-type="string">
            <text:p>1997-09-12 1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5688" calcext:value-type="float">
            <text:p>9.69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451066080200</text:p>
          </table:table-cell>
          <table:table-cell office:value-type="string" calcext:value-type="string">
            <text:p>PIEZOMETER FORT BUCHANAN 1, BAYAMON, PR</text:p>
          </table:table-cell>
          <table:table-cell office:value-type="string" calcext:value-type="string">
            <text:p>1994-07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9416" calcext:value-type="float">
            <text:p>15.13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32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524" meta:object-count="0"/>
    <meta:user-defined meta:name="AppVersion">3.0</meta:user-defined>
  </office:meta>
</office:document-meta>
</file>